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6000000A06DBC04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textarea-horizontal-align="justify" draw:textarea-vertical-align="middle" draw:auto-grow-height="false" fo:min-height="2.417cm" fo:min-width="7.12cm"/>
    </style:style>
    <style:style style:name="gr2" style:family="graphic" style:parent-style-name="standard">
      <style:graphic-properties draw:fill-color="#aea79f" draw:opacity="35%" draw:textarea-horizontal-align="justify" draw:textarea-vertical-align="middle" draw:auto-grow-height="false" fo:min-height="2.417cm" fo:min-width="1.024cm" draw:shadow-opacity="35%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7.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c5000b" draw:textarea-horizontal-align="justify" draw:textarea-vertical-align="middle" draw:auto-grow-height="false" fo:min-height="4.195cm" fo:min-width="2.133cm"/>
    </style:style>
    <style:style style:name="gr6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766cm" fo:min-width="2.114cm" draw:shadow-offset-x="0.203cm" draw:shadow-offset-y="0.203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color="#000000" draw:fill-color="#c5000b" draw:textarea-horizontal-align="justify" draw:textarea-vertical-align="middle" draw:auto-grow-height="false" fo:min-height="4.195cm" fo:min-width="3.594cm"/>
    </style:style>
    <style:style style:name="gr9" style:family="graphic" style:parent-style-name="objectwithoutfill">
      <style:graphic-properties draw:stroke="dash" draw:stroke-dash="Dashed_20__28_var_29_" draw:fill="none" draw:textarea-vertical-align="middle"/>
    </style:style>
    <style:style style:name="gr10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7.624cm" fo:min-width="0.489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4.322cm" fo:min-width="0.516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333333" draw:marker-start-width="0.355cm" draw:marker-end-width="0.355cm" draw:fill-color="#ffffff" draw:textarea-horizontal-align="justify" draw:textarea-vertical-align="middle" draw:auto-grow-height="false" fo:min-height="2.263cm" fo:min-width="0.516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P1" style:family="paragraph">
      <loext:graphic-properties draw:fill-color="#dd4814"/>
      <style:paragraph-properties fo:text-align="center"/>
    </style:style>
    <style:style style:name="P2" style:family="paragraph">
      <loext:graphic-properties draw:fill-color="#aea79f" draw:opacity="3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667cm" svg:x="1.97cm" svg:y="1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2.667cm" svg:x="3.145cm" svg:y="1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2.667cm" svg:x="1.716cm" svg:y="1.7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2.667cm" svg:x="2.864cm" svg:y="1.69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691cm" svg:height="2.71cm" svg:x="1.418cm" svg:y="1.911cm">
          <draw:image xlink:href="Pictures/10000000000001C6000000A06DBC04B9.png" xlink:type="simple" xlink:show="embed" xlink:actuate="onLoad">
            <text:p/>
          </draw:image>
        </draw:frame>
        <draw:custom-shape draw:style-name="gr2" draw:text-style-name="P2" draw:layer="layout" svg:width="1.524cm" svg:height="2.667cm" svg:x="2.629cm" svg:y="1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633cm" svg:height="4.445cm" svg:x="7.584cm" svg:y="6.976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type="rectangle" draw:enhanced-path="M 0 0 L 21600 0 21600 21600 0 21600 0 0 Z N"/>
        </draw:custom-shape>
        <draw:custom-shape draw:style-name="gr6" draw:text-style-name="P5" draw:layer="layout" svg:width="2.614cm" svg:height="1.016cm" svg:x="7.603cm" svg:y="8.139cm">
          <text:p/>
          <draw:enhanced-geometry svg:viewBox="0 0 21600 21600" draw:extrusion="true" draw:extrusion-depth="2.54cm 0" dr3d:shade-mode="draft" draw:extrusion-metal="false" draw:extrusion-specularity="0%" draw:extrusion-diffusion="0%" draw:extrusion-viewpoint="(-3.472cm -3.472cm 25cm)" draw:extrusion-origin="-0.5 -0.5" draw:extrusion-skew="50 -45" draw:type="rectangle" draw:enhanced-path="M 0 0 L 21600 0 21600 21600 0 21600 0 0 Z N"/>
        </draw:custom-shape>
        <draw:line draw:style-name="gr7" draw:text-style-name="P6" draw:layer="layout" svg:x1="2.632cm" svg:y1="4.491cm" svg:x2="7.115cm" svg:y2="9.698cm">
          <text:p/>
        </draw:line>
        <draw:line draw:style-name="gr7" draw:text-style-name="P6" draw:layer="layout" svg:x1="4.156cm" svg:y1="4.491cm" svg:x2="6.988cm" svg:y2="9.571cm">
          <text:p/>
        </draw:line>
        <draw:line draw:style-name="gr7" draw:text-style-name="P6" draw:layer="layout" svg:x1="4.029cm" svg:y1="1.951cm" svg:x2="6.969cm" svg:y2="9.636cm">
          <text:p/>
        </draw:line>
        <draw:custom-shape draw:style-name="gr8" draw:text-style-name="P4" draw:layer="layout" svg:width="4.094cm" svg:height="4.445cm" svg:x="13.035cm" svg:y="6.927cm">
          <text:p/>
          <draw:enhanced-geometry svg:viewBox="0 0 21600 21600" draw:extrusion="true" dr3d:shade-mode="draft" draw:extrusion-metal="false" draw:extrusion-specularity="0%" draw:extrusion-diffusion="0%" draw:extrusion-depth="2.54cm 0" draw:extrusion-viewpoint="(-3.472cm -3.472cm 25cm)" draw:extrusion-origin="-0.5 -0.5" draw:extrusion-skew="50 -45" draw:type="rectangle" draw:enhanced-path="M 0 0 L 21600 0 21600 21600 0 21600 0 0 Z N"/>
        </draw:custom-shape>
        <draw:line draw:style-name="gr9" draw:text-style-name="P6" draw:layer="layout" svg:x1="10.125cm" svg:y1="9.19cm" svg:x2="12.665cm" svg:y2="9.825cm">
          <text:p/>
        </draw:line>
        <draw:line draw:style-name="gr9" draw:text-style-name="P6" draw:layer="layout" svg:x1="10.125cm" svg:y1="8.047cm" svg:x2="12.665cm" svg:y2="9.825cm">
          <text:p/>
        </draw:line>
        <draw:line draw:style-name="gr9" draw:text-style-name="P6" draw:layer="layout" svg:x1="9.363cm" svg:y1="7.285cm" svg:x2="12.665cm" svg:y2="9.825cm">
          <text:p/>
        </draw:line>
        <draw:custom-shape draw:style-name="gr10" draw:text-style-name="P7" draw:layer="layout" svg:width="0.989cm" svg:height="7.874cm" svg:x="19.677cm" svg:y="4.8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016cm" svg:height="4.572cm" svg:x="22.19cm" svg:y="6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1.016cm" svg:height="2.513cm" svg:x="24.603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792cm" svg:height="2.471cm" svg:x="5.258cm" svg:y="12.184cm">
          <draw:text-box>
            <text:p text:style-name="P8"><text:span text:style-name="T1">Conv1</text:span></text:p>
            <text:p text:style-name="P8"><text:span text:style-name="T2">96 kernels</text:span></text:p>
            <text:p text:style-name="P8"><text:span text:style-name="T2">Size 8</text:span></text:p>
            <text:p text:style-name="P8"><text:span text:style-name="T2">Stride 2</text:span></text:p>
          </draw:text-box>
        </draw:frame>
        <draw:frame draw:style-name="gr13" draw:text-style-name="P9" draw:layer="layout" svg:width="2.809cm" svg:height="1.916cm" svg:x="8.758cm" svg:y="12.284cm">
          <draw:text-box>
            <text:p text:style-name="P8"><text:span text:style-name="T1">MaxPool1</text:span><text:span text:style-name="T2"><text:line-break/></text:span><text:span text:style-name="T2">Size 6</text:span></text:p>
            <text:p text:style-name="P8"><text:span text:style-name="T2">Stride 1</text:span></text:p>
          </draw:text-box>
        </draw:frame>
        <draw:frame draw:style-name="gr13" draw:text-style-name="P9" draw:layer="layout" svg:width="3.067cm" svg:height="2.471cm" svg:x="11.958cm" svg:y="12.185cm">
          <draw:text-box>
            <text:p text:style-name="P8"><text:span text:style-name="T1">Conv2</text:span></text:p>
            <text:p text:style-name="P8"><text:span text:style-name="T2">256 kernels</text:span></text:p>
            <text:p text:style-name="P8"><text:span text:style-name="T2">Size 4</text:span></text:p>
            <text:p text:style-name="P8"><text:span text:style-name="T2">Stride 2</text:span></text:p>
          </draw:text-box>
        </draw:frame>
        <draw:frame draw:style-name="gr13" draw:text-style-name="P9" draw:layer="layout" svg:width="2.809cm" svg:height="1.916cm" svg:x="15.858cm" svg:y="12.284cm">
          <draw:text-box>
            <text:p text:style-name="P8"><text:span text:style-name="T1">MaxPool2</text:span><text:span text:style-name="T2"><text:line-break/></text:span><text:span text:style-name="T2">Size 6</text:span></text:p>
            <text:p text:style-name="P8"><text:span text:style-name="T2">Stride 1</text:span></text:p>
          </draw:text-box>
        </draw:frame>
        <draw:frame draw:style-name="gr13" draw:text-style-name="P9" draw:layer="layout" svg:width="2.517cm" svg:height="1.361cm" svg:x="19.523cm" svg:y="13.089cm">
          <draw:text-box>
            <text:p text:style-name="P8"><text:span text:style-name="T1">Dense1</text:span><text:span text:style-name="T2"><text:line-break/></text:span><text:span text:style-name="T2">256 units</text:span></text:p>
          </draw:text-box>
        </draw:frame>
        <draw:frame draw:style-name="gr13" draw:text-style-name="P9" draw:layer="layout" svg:width="2.517cm" svg:height="1.361cm" svg:x="22.024cm" svg:y="11.389cm">
          <draw:text-box>
            <text:p text:style-name="P8"><text:span text:style-name="T1">Dense2</text:span><text:span text:style-name="T2"><text:line-break/></text:span><text:span text:style-name="T2">128 units</text:span></text:p>
          </draw:text-box>
        </draw:frame>
        <draw:frame draw:style-name="gr13" draw:text-style-name="P9" draw:layer="layout" svg:width="2.424cm" svg:height="1.361cm" svg:x="24.625cm" svg:y="10.39cm">
          <draw:text-box>
            <text:p text:style-name="P8"><text:span text:style-name="T1">SoftMax</text:span><text:span text:style-name="T2"><text:line-break/></text:span><text:span text:style-name="T2">39 units</text:span></text:p>
          </draw:text-box>
        </draw:frame>
        <draw:frame draw:style-name="gr14" draw:text-style-name="P9" draw:layer="layout" svg:width="2.157cm" svg:height="2.471cm" svg:x="9.019cm" svg:y="3.391cm">
          <draw:text-box>
            <text:p><text:span text:style-name="T3"><text:s text:c="4"/>∆∆</text:span></text:p>
            <text:p><text:span text:style-name="T3"><text:s text:c="3"/>∆</text:span></text:p>
            <text:p><text:span text:style-name="T2">MF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der </meta:initial-creator>
    <meta:creation-date>2016-05-29T00:56:12.933130131</meta:creation-date>
    <dc:date>2016-05-29T17:32:05.295520816</dc:date>
    <dc:creator>helder </dc:creator>
    <meta:editing-duration>PT12M18S</meta:editing-duration>
    <meta:editing-cycles>1</meta:editing-cycles>
    <meta:document-statistic meta:object-count="26"/>
    <meta:generator>LibreOffice/4.4.3.2$Linux_X86_64 LibreOffice_project/40m0$Build-2</meta:generator>
  </office:meta>
</office:document-meta>
</file>